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43in"/>
    </style:style>
    <style:style style:name="co2" style:family="table-column">
      <style:table-column-properties fo:break-before="auto" style:column-width="5.4673in"/>
    </style:style>
    <style:style style:name="co3" style:family="table-column">
      <style:table-column-properties fo:break-before="auto" style:column-width="5.6819in"/>
    </style:style>
    <style:style style:name="co4" style:family="table-column">
      <style:table-column-properties fo:break-before="auto" style:column-width="5.6929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3311in" fo:break-before="auto" style:use-optimal-row-height="true"/>
    </style:style>
    <style:style style:name="ro8" style:family="table-row">
      <style:table-row-properties style:row-height="0.7945in" fo:break-before="auto" style:use-optimal-row-height="true"/>
    </style:style>
    <style:style style:name="ro9" style:family="table-row">
      <style:table-row-properties style:row-height="0.95in" fo:break-before="auto" style:use-optimal-row-height="true"/>
    </style:style>
    <style:style style:name="ro10" style:family="table-row">
      <style:table-row-properties style:row-height="0.19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ce2" style:family="table-cell" style:parent-style-name="Default">
      <style:table-cell-properties fo:wrap-option="wrap" style:vertical-align="top"/>
      <style:text-properties style:font-name="Liberation Serif" style:font-name-asian="Segoe UI" style:font-name-complex="Tahoma"/>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Noto Sans CJK SC"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tring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calcext:value-type="string">
            <text:p>lang</text:p>
          </table:table-cell>
          <table:table-cell office:value-type="string" calcext:value-type="string">
            <text:p>en</text:p>
          </table:table-cell>
          <table:table-cell office:value-type="string" calcext:value-type="string">
            <text:p>de</text:p>
          </table:table-cell>
          <table:table-cell office:value-type="string" calcext:value-type="string">
            <text:p>zh</text:p>
          </table:table-cell>
          <table:table-cell table:number-columns-repeated="16380"/>
        </table:table-row>
        <table:table-row table:style-name="ro2">
          <table:table-cell office:value-type="string" calcext:value-type="string">
            <text:p>name</text:p>
          </table:table-cell>
          <table:table-cell table:number-columns-repeated="2" office:value-type="string" calcext:value-type="string">
            <text:p>Yudong Sun</text:p>
          </table:table-cell>
          <table:table-cell office:value-type="string" calcext:value-type="string">
            <text:p>孙毓栋</text:p>
          </table:table-cell>
          <table:table-cell table:number-columns-repeated="16380"/>
        </table:table-row>
        <table:table-row table:style-name="ro2">
          <table:table-cell office:value-type="string" calcext:value-type="string">
            <text:p>expertise</text:p>
          </table:table-cell>
          <table:table-cell office:value-type="string" calcext:value-type="string">
            <text:p>Physicist, Developer</text:p>
          </table:table-cell>
          <table:table-cell office:value-type="string" calcext:value-type="string">
            <text:p>Physiker:in, Softwarentwickler:in</text:p>
          </table:table-cell>
          <table:table-cell office:value-type="string" calcext:value-type="string">
            <text:p>物理学家、编码员</text:p>
          </table:table-cell>
          <table:table-cell table:number-columns-repeated="16380"/>
        </table:table-row>
        <table:table-row table:style-name="ro2">
          <table:table-cell office:value-type="string" calcext:value-type="string">
            <text:p>small_expertise</text:p>
          </table:table-cell>
          <table:table-cell office:value-type="string" calcext:value-type="string">
            <text:p>Language Enthusiast, Hobby Photographer</text:p>
          </table:table-cell>
          <table:table-cell office:value-type="string" calcext:value-type="string">
            <text:p>Sprachenthusiast:in, Hobbyfotograf:in</text:p>
          </table:table-cell>
          <table:table-cell office:value-type="string" calcext:value-type="string">
            <text:p>语言、摄影爱好者</text:p>
          </table:table-cell>
          <table:table-cell table:number-columns-repeated="16380"/>
        </table:table-row>
        <table:table-row table:style-name="ro2">
          <table:table-cell office:value-type="string" calcext:value-type="string">
            <text:p>countries</text:p>
          </table:table-cell>
          <table:table-cell office:value-type="string" calcext:value-type="string">
            <text:p>Singapore / Germany</text:p>
          </table:table-cell>
          <table:table-cell office:value-type="string" calcext:value-type="string">
            <text:p>Singapur / Deutschland</text:p>
          </table:table-cell>
          <table:table-cell office:value-type="string" calcext:value-type="string">
            <text:p>新加坡 / 德国</text:p>
          </table:table-cell>
          <table:table-cell table:number-columns-repeated="16380"/>
        </table:table-row>
        <table:table-row table:style-name="ro2">
          <table:table-cell office:value-type="string" calcext:value-type="string">
            <text:p>linkedin</text:p>
          </table:table-cell>
          <table:table-cell office:value-type="string" calcext:value-type="string">
            <text:p>My LinkedIn Page</text:p>
          </table:table-cell>
          <table:table-cell office:value-type="string" calcext:value-type="string">
            <text:p>Meine LinkedIn Seite</text:p>
          </table:table-cell>
          <table:table-cell office:value-type="string" calcext:value-type="string">
            <text:p>我的领英</text:p>
          </table:table-cell>
          <table:table-cell table:number-columns-repeated="16380"/>
        </table:table-row>
        <table:table-row table:style-name="ro2">
          <table:table-cell office:value-type="string" calcext:value-type="string">
            <text:p>about_me</text:p>
          </table:table-cell>
          <table:table-cell office:value-type="string" calcext:value-type="string">
            <text:p>About Me</text:p>
          </table:table-cell>
          <table:table-cell office:value-type="string" calcext:value-type="string">
            <text:p>Über Mich</text:p>
          </table:table-cell>
          <table:table-cell office:value-type="string" calcext:value-type="string">
            <text:p>关于我</text:p>
          </table:table-cell>
          <table:table-cell table:number-columns-repeated="16380"/>
        </table:table-row>
        <table:table-row table:style-name="ro2">
          <table:table-cell office:value-type="string" calcext:value-type="string">
            <text:p>github</text:p>
          </table:table-cell>
          <table:table-cell office:value-type="string" calcext:value-type="string">
            <text:p>My GitHub Page</text:p>
          </table:table-cell>
          <table:table-cell office:value-type="string" calcext:value-type="string">
            <text:p>Meine GitHub Seite</text:p>
          </table:table-cell>
          <table:table-cell office:value-type="string" calcext:value-type="string">
            <text:p>我的GitHub页面</text:p>
          </table:table-cell>
          <table:table-cell table:number-columns-repeated="16380"/>
        </table:table-row>
        <table:table-row table:style-name="ro2">
          <table:table-cell office:value-type="string" calcext:value-type="string">
            <text:p>welcome_header</text:p>
          </table:table-cell>
          <table:table-cell office:value-type="string" calcext:value-type="string">
            <text:p>Hi, there!</text:p>
          </table:table-cell>
          <table:table-cell office:value-type="string" calcext:value-type="string">
            <text:p>Hey!</text:p>
          </table:table-cell>
          <table:table-cell office:value-type="string" calcext:value-type="string">
            <text:p>欢迎!</text:p>
          </table:table-cell>
          <table:table-cell table:number-columns-repeated="16380"/>
        </table:table-row>
        <table:table-row table:style-name="ro3">
          <table:table-cell office:value-type="string" calcext:value-type="string">
            <text:p>welcome_title</text:p>
          </table:table-cell>
          <table:table-cell office:value-type="string" calcext:value-type="string">
            <text:p>I am looking for &lt;b&gt;PhD positions&lt;/b&gt; in quantum physics (numerics or experimental quantum optics). My current research interest include quantum infomation, quantum thermal phenoma and open quantum systems. Please do reach out if you think my profile is interesting!</text:p>
          </table:table-cell>
          <table:table-cell office:value-type="string" calcext:value-type="string">
            <text:p>Ich bin auf der Suche nach &lt;b&gt;Doktorandenstellen&lt;/b&gt; in der Quantenphysik (Numerik oder experimentelle Quantenoptik). Derzeit interessiere ich mich für Quanteninformatik, thermischen Quantenphänomenen und offenen Quantensystemen. Bitte meld dich, wenn mein Profil deine Interesse geweckt hat!</text:p>
          </table:table-cell>
          <table:table-cell table:style-name="ce2" office:value-type="string" calcext:value-type="string">
            <text:p>我目前正在寻找量子物理学（数值学或实验量子光学）方面的&lt;b&gt;博士职位&lt;/b&gt;。如果您对我的个人资料感兴趣，请与我联系！</text:p>
          </table:table-cell>
          <table:table-cell table:number-columns-repeated="16380"/>
        </table:table-row>
        <table:table-row table:style-name="ro3">
          <table:table-cell office:value-type="string" calcext:value-type="string">
            <text:p>welcome</text:p>
          </table:table-cell>
          <table:table-cell office:value-type="string" calcext:value-type="string">
            <text:p>Thanks for dropping by! I am a physicist, a programmer and generally a hands-on kinda person. My current field of interest lies in quantum optics and quantum information. I prefer making things than just talking about them on paper. I also love to take photos.&lt;br&gt;Feel free to &lt;a href="#contact"&gt;contact me below&lt;/a&gt;!</text:p>
          </table:table-cell>
          <table:table-cell office:value-type="string" calcext:value-type="string">
            <text:p><text:span text:style-name="T1">Hey, danke dass du vorbei schaust! Physik und Programmieren begeistern mich. Aktuell beschäftige ich mich sehr viel in die Richtung Quantenoptik und Quanteninformation. Etwas zu tun ist für mich viel spannender als nur darüber zu reden. In meiner Freizeit mache ich auch gern Fotos.&lt;br&gt;Schreib mich doch &lt;a href="#contact"&gt;</text:span>direkt&lt;/a&gt; an!</text:p>
          </table:table-cell>
          <table:table-cell office:value-type="string" calcext:value-type="string">
            <text:p>你好！物理、开发程序是我的爱好。想要联系我的话，可以通过&lt;a href="#contact"&gt;以下描述的途径&lt;/a&gt;！</text:p>
          </table:table-cell>
          <table:table-cell table:number-columns-repeated="16380"/>
        </table:table-row>
        <table:table-row table:style-name="ro2">
          <table:table-cell office:value-type="string" calcext:value-type="string">
            <text:p>projects</text:p>
          </table:table-cell>
          <table:table-cell office:value-type="string" calcext:value-type="string">
            <text:p>Projects</text:p>
          </table:table-cell>
          <table:table-cell office:value-type="string" calcext:value-type="string">
            <text:p>Projekte</text:p>
          </table:table-cell>
          <table:table-cell office:value-type="string" calcext:value-type="string">
            <text:p>我做过的项目</text:p>
          </table:table-cell>
          <table:table-cell table:number-columns-repeated="16380"/>
        </table:table-row>
        <table:table-row table:style-name="ro4">
          <table:table-cell office:value-type="string" calcext:value-type="string">
            <text:p>nanosquared</text:p>
          </table:table-cell>
          <table:table-cell office:value-type="string" calcext:value-type="string">
            <text:p>Automated M&amp;sup2; Measurement to evaluate laser beam quality. Achieved through integration of different hardware and software components. &lt;br&gt;Now available as a pip-installable package.&lt;br&gt;Includes control code for &lt;a href="https://www.ophiropt.com/laser--measurement/beam-profilers/products/Scanning-Slit-Beam-Profiling-with-NanoScan" target="_new"&gt;NanoScan&lt;/a&gt; and &lt;a href="https://dataray.com/collections/beam-profiling-cameras/products/wincamd-ir-bb-broadband-2-to-16-%C2%B5m-mwir-fir-beam-profiler" target="_new"&gt;DataRay WinCamD&lt;/a&gt; beam profilers.</text:p>
          </table:table-cell>
          <table:table-cell office:value-type="string" calcext:value-type="string">
            <text:p>Automatisierte M&amp;sup2; Laserstrahlqualität Messung durch Integration von verschiedenen Hardware- und Softwarekomponenten.&lt;br&gt;Jetzt auch als pip-installierbare Paket verfügbar.&lt;br&gt;Beinhaltet auch Steuerungscode für &lt;a href="https://www.ophiropt.com/laser--measurement/beam-profilers/products/Scanning-Slit-Beam-Profiling-with-NanoScan" target="_new"&gt;NanoScan&lt;/a&gt; und &lt;a href="https://dataray.com/collections/beam-profiling-cameras/products/wincamd-ir-bb-broadband-2-to-16-%C2%B5m-mwir-fir-beam-profiler" target="_new"&gt;DataRay WinCamD&lt;/a&gt; Laserstrahlprofiler.</text:p>
          </table:table-cell>
          <table:table-cell office:value-type="string" calcext:value-type="string">
            <text:p>自动化M&amp;sup2;激光光束品质因数测量系统。</text:p>
          </table:table-cell>
          <table:table-cell table:number-columns-repeated="16380"/>
        </table:table-row>
        <table:table-row table:style-name="ro5">
          <table:table-cell office:value-type="string" calcext:value-type="string">
            <text:p>photonLauncher</text:p>
          </table:table-cell>
          <table:table-cell office:value-type="string" calcext:value-type="string">
            <text:p>&lt;ul&gt;&lt;li&gt;Setting up of lab infrastructure and network&lt;/li&gt; &lt;li&gt;Development of automation techniques for data collection through equipment interfacing scripts on Linux&lt;/li&gt;&lt;li&gt;Remote monitoring, experimentation and extraction of data.&lt;/li&gt;&lt;li&gt;Linux system administration&lt;/li&gt;&lt;li&gt;Statistical Correlation of the Photon-Bunching Effect with Silicon Avalanche Photon Detectors.&lt;/li&gt;&lt;/ul&gt;</text:p>
          </table:table-cell>
          <table:table-cell office:value-type="string" calcext:value-type="string">
            <text:p>&lt;ul&gt;&lt;li&gt;Aufbau von Laborinfrastruktur und Netzwerk&lt;/li&gt; &lt;li&gt;Entwicklung von Automationstechniken durch Geräte-Interfacing Skripte &lt;/li&gt;&lt;li&gt;Fernüberwachung und -messung.&lt;/li&gt;&lt;li&gt;Linux Administration&lt;/li&gt;&lt;li&gt;Statistiche Korrelationsanalyse von Photon Bunching mit Silizium Avalanche-Photonendetektoren&lt;/li&gt;&lt;/ul&gt;</text:p>
          </table:table-cell>
          <table:table-cell office:value-type="string" calcext:value-type="string">
            <text:p>&lt;ul&gt;&lt;li&gt;实验室设施与网络建设&lt;/li&gt; &lt;li&gt;自动化实验系统的开发&lt;/li&gt;&lt;li&gt;远程管理与数据采购&lt;/li&gt;&lt;li&gt;Linux 系统管理&lt;/li&gt;&lt;/ul&gt;</text:p>
          </table:table-cell>
          <table:table-cell table:number-columns-repeated="16380"/>
        </table:table-row>
        <table:table-row table:style-name="ro6">
          <table:table-cell office:value-type="string" calcext:value-type="string">
            <text:p>onecorpsec</text:p>
          </table:table-cell>
          <table:table-cell office:value-type="string" calcext:value-type="string">
            <text:p>Managed Corporate Secretary System written in Django.&lt;br&gt;A system that manages a database of companies, each with their individual deadlines for documents and forms and sends periodic reminder E-Mails to the person in charge.</text:p>
          </table:table-cell>
          <table:table-cell office:value-type="string" calcext:value-type="string">
            <text:p>Managed Corporate Secretary System, geschrieben in Django.&lt;br&gt;Ein System, das eine Datenbank von Unternehmen verwaltet. Jedes Unternehmen hat sein eigene Fristen und dieses System sendet periodische Erinnerungs-E-Mails an die verantwortlichen Personen. </text:p>
          </table:table-cell>
          <table:table-cell office:value-type="string" calcext:value-type="string">
            <text:p>公司管理系统；截止日期不再错过</text:p>
          </table:table-cell>
          <table:table-cell table:number-columns-repeated="16380"/>
        </table:table-row>
        <table:table-row table:style-name="ro6">
          <table:table-cell office:value-type="string" calcext:value-type="string">
            <text:p>LatexBot</text:p>
          </table:table-cell>
          <table:table-cell office:value-type="string" calcext:value-type="string">
            <text:p>Telegram Bot to convert any given LaTeX code in a Telegram Chat into a rendered picture for easy viewing. For privacy reasons, a local LaTeX installation may also be used.</text:p>
          </table:table-cell>
          <table:table-cell office:value-type="string" calcext:value-type="string">
            <text:p>Telegram Bot, um LaTeX Code ins Bild zu konvertieren in einem Telegram Chat. Aus Datenschutzgründen kann man auch das LaTeX system lokal installieren.</text:p>
          </table:table-cell>
          <table:table-cell office:value-type="string" calcext:value-type="string">
            <text:p>Telegram Bot，把你的LaTeX等式呈现为图片</text:p>
          </table:table-cell>
          <table:table-cell table:number-columns-repeated="16380"/>
        </table:table-row>
        <table:table-row table:style-name="ro2">
          <table:table-cell office:value-type="string" calcext:value-type="string">
            <text:p>contact</text:p>
          </table:table-cell>
          <table:table-cell office:value-type="string" calcext:value-type="string">
            <text:p>Contact Me!</text:p>
          </table:table-cell>
          <table:table-cell office:value-type="string" calcext:value-type="string">
            <text:p>Kontakt</text:p>
          </table:table-cell>
          <table:table-cell office:value-type="string" calcext:value-type="string">
            <text:p>联系</text:p>
          </table:table-cell>
          <table:table-cell table:number-columns-repeated="16380"/>
        </table:table-row>
        <table:table-row table:style-name="ro2">
          <table:table-cell office:value-type="string" calcext:value-type="string">
            <text:p>email</text:p>
          </table:table-cell>
          <table:table-cell table:number-columns-repeated="2" office:value-type="string" calcext:value-type="string">
            <text:p>E-Mail</text:p>
          </table:table-cell>
          <table:table-cell office:value-type="string" calcext:value-type="string">
            <text:p>电邮</text:p>
          </table:table-cell>
          <table:table-cell table:number-columns-repeated="16380"/>
        </table:table-row>
        <table:table-row table:style-name="ro2">
          <table:table-cell office:value-type="string" calcext:value-type="string">
            <text:p>sciworks</text:p>
          </table:table-cell>
          <table:table-cell office:value-type="string" calcext:value-type="string">
            <text:p>Scientific Works</text:p>
          </table:table-cell>
          <table:table-cell office:value-type="string" calcext:value-type="string">
            <text:p>Wissenschaftliche Arbeiten</text:p>
          </table:table-cell>
          <table:table-cell office:value-type="string" calcext:value-type="string">
            <text:p>科学著作</text:p>
          </table:table-cell>
          <table:table-cell table:number-columns-repeated="16380"/>
        </table:table-row>
        <table:table-row table:style-name="ro7">
          <table:table-cell office:value-type="string" calcext:value-type="string">
            <text:p>BA_name</text:p>
          </table:table-cell>
          <table:table-cell office:value-type="string" calcext:value-type="string">
            <text:p>Construction of a time-averaged crossed optical dipole trap for ultracold &lt;sup&gt;6&lt;/sup&gt;Li atoms</text:p>
          </table:table-cell>
          <table:table-cell office:value-type="string" calcext:value-type="string">
            <text:p>Aufbau einer gekreuzten optischen Dipolfalle für ultrakalte &lt;sup&gt;6&lt;/sup&gt;Li Atome mit zeitlicher Mittelung</text:p>
          </table:table-cell>
          <table:table-cell office:value-type="string" calcext:value-type="string">
            <text:p>Construction of a time-averaged crossed optical dipole trap for ultracold &lt;sup&gt;6&lt;/sup&gt;Li atoms</text:p>
          </table:table-cell>
          <table:table-cell table:number-columns-repeated="16380"/>
        </table:table-row>
        <table:table-row table:style-name="ro2">
          <table:table-cell office:value-type="string" calcext:value-type="string">
            <text:p>type_thesis_bach</text:p>
          </table:table-cell>
          <table:table-cell office:value-type="string" calcext:value-type="string">
            <text:p>Bachelor Thesis</text:p>
          </table:table-cell>
          <table:table-cell office:value-type="string" calcext:value-type="string">
            <text:p>Bachelorarbeit</text:p>
          </table:table-cell>
          <table:table-cell office:value-type="string" calcext:value-type="string">
            <text:p>本科毕业论文</text:p>
          </table:table-cell>
          <table:table-cell table:number-columns-repeated="16380"/>
        </table:table-row>
        <table:table-row table:style-name="ro8">
          <table:table-cell office:value-type="string" calcext:value-type="string">
            <text:p>BA_desc</text:p>
          </table:table-cell>
          <table:table-cell office:value-type="string" calcext:value-type="string">
            <text:p><text:span text:style-name="T1">&lt;span class='affiliation'&gt;</text:span>Max Planck Institute of Quantum Optics&lt;/span&gt; Part of the Fermion Quantum Processor (FermiQP) experiment, which aims to use ultracold fermionic &lt;sup&gt;6&lt;/sup&gt;Li atoms to construct a novel combined digital- and analogue quantum processor.</text:p>
          </table:table-cell>
          <table:table-cell office:value-type="string" calcext:value-type="string">
            <text:p>&lt;span class='affiliation'&gt;Max-Planck-Institute für Quantenoptik&lt;/span&gt; Teil des Fermion-Quantenprozessor-Experiments (FermiQP), welches sich zum Ziel gesetzt hat, einen auf ultrakalten neutralen &lt;sup&gt;6&lt;/sup&gt;Li-Atomen basierenden experimentellen Aufbau zu realisieren, der die Funktionen eines digitalen und eines analogen Quantencomputers vereinigt.</text:p>
          </table:table-cell>
          <table:table-cell office:value-type="string" calcext:value-type="string">
            <text:p><text:span text:style-name="T1">&lt;span class='affiliation'&gt;马克斯·普朗克量子光学研究院&lt;/span&gt;费米子量子处理器实验 (FermiQP) 的一部分。实验希望通过使用超冷 &lt;sup&gt;6&lt;/sup&gt;Li 费米子来组合数码和模拟量子计算机的功能，从而</text:span>构建一种新型的量子处理器。</text:p>
          </table:table-cell>
          <table:table-cell table:number-columns-repeated="16380"/>
        </table:table-row>
        <table:table-row table:style-name="ro2">
          <table:table-cell office:value-type="string" calcext:value-type="string">
            <text:p>type_conf_talk</text:p>
          </table:table-cell>
          <table:table-cell office:value-type="string" calcext:value-type="string">
            <text:p>Conference Talk</text:p>
          </table:table-cell>
          <table:table-cell office:value-type="string" calcext:value-type="string">
            <text:p>Konferenzvortrag</text:p>
          </table:table-cell>
          <table:table-cell office:value-type="string" calcext:value-type="string">
            <text:p>会议演示</text:p>
          </table:table-cell>
        </table:table-row>
        <table:table-row table:style-name="ro1">
          <table:table-cell office:value-type="string" calcext:value-type="string">
            <text:p>deRSE23_name</text:p>
          </table:table-cell>
          <table:table-cell table:number-columns-repeated="3" office:value-type="string" calcext:value-type="string">
            <text:p>Modularity in Software-Hardware Interaction for Experimental Physics, an Example</text:p>
          </table:table-cell>
          <table:table-cell table:number-columns-repeated="16380"/>
        </table:table-row>
        <table:table-row table:style-name="ro9">
          <table:table-cell office:value-type="string" calcext:value-type="string">
            <text:p>deRSE23_desc</text:p>
          </table:table-cell>
          <table:table-cell office:value-type="string" calcext:value-type="string">
            <text:p><text:span text:style-name="T1">&lt;span class='affiliation'&gt;&lt;a href='//de-rse23.sciencesconf.org' target='_blank'&gt;deRSE23 - Conference for Research Software Engineering in Germany&lt;/a&gt;&lt;/span&gt; &lt;span class='award'&gt;YoungRSE Award&lt;/span&gt; Software-hardware interaction in experimental physics could be better, more interoperable</text:span>, and more long-lived. This presentation hopes to bring this topic into the spotlight by presenting an example on how it could be done.</text:p>
          </table:table-cell>
          <table:table-cell office:value-type="string" calcext:value-type="string">
            <text:p>&lt;span class='affiliation'&gt;&lt;a href='//de-rse23.sciencesconf.org' target='_blank'&gt;deRSE23 -Konferenz für ForschungssoftwareentwicklerInnen in Deutschland&lt;/a&gt;&lt;/span&gt; &lt;span class='award'&gt;YoungRSE Award&lt;/span&gt; Die Software-Hardware-Interaktion in der Experimentalphysik könnte besser, interoperabler und langlebiger sein. Der Vortrag dient dazu, das Bewusstsein für dieses Thema zu schärfen. </text:p>
          </table:table-cell>
          <table:table-cell office:value-type="string" calcext:value-type="string">
            <text:p>&lt;span class='affiliation'&gt;&lt;a href='//de-rse23.sciencesconf.org' target='_blank'&gt;deRSE23 - 德国研究软件工程会议&lt;/a&gt;&lt;/span&gt; &lt;span class='award'&gt;YoungRSE 奖&lt;/span&gt; 实验物理中的软件-硬件交互可以更好、更具互操作性、更持久。 本演示文稿希望通过举例说明提高大家对该主题的意识。</text:p>
          </table:table-cell>
          <table:table-cell table:number-columns-repeated="16380"/>
        </table:table-row>
        <table:table-row table:style-name="ro10">
          <table:table-cell office:value-type="string" calcext:value-type="string">
            <text:p>institute_website</text:p>
          </table:table-cell>
          <table:table-cell office:value-type="string" calcext:value-type="string">
            <text:p>Institute Website</text:p>
          </table:table-cell>
          <table:table-cell office:value-type="string" calcext:value-type="string">
            <text:p>Webseite des Instituts</text:p>
          </table:table-cell>
          <table:table-cell table:style-name="ce2" office:value-type="string" calcext:value-type="string">
            <text:p>研究所网站</text:p>
          </table:table-cell>
          <table:table-cell table:number-columns-repeated="16380"/>
        </table:table-row>
        <table:table-row table:style-name="ro7">
          <table:table-cell office:value-type="string" calcext:value-type="string">
            <text:p>institute</text:p>
          </table:table-cell>
          <table:table-cell office:value-type="string" calcext:value-type="string">
            <text:p>Theoretical Nanophysics, Arnold-Sommerfeld Center for Theoretical Physics, LMU Munich</text:p>
          </table:table-cell>
          <table:table-cell office:value-type="string" calcext:value-type="string">
            <text:p>Theoretische Nanophysik, Arnold-Sommerfeld Center for Theoretical Physics, LMU München</text:p>
          </table:table-cell>
          <table:table-cell table:style-name="ce2" office:value-type="string" calcext:value-type="string">
            <text:p>理论纳米物理学，Arnold-Sommerfeld Center for Theoretical Physics，慕尼黑大学</text:p>
          </table:table-cell>
          <table:table-cell table:number-columns-repeated="16380"/>
        </table:table-row>
        <table:table-row table:style-name="ro1" table:number-rows-repeated="1048548">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SG" style:font-name-asian="Noto Sans CJK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SG"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number:currency-symbol>
      <number:number number:decimal-places="2" number:min-decimal-places="2" number:min-integer-digits="1" number:grouping="true"/>
    </number:currency-style>
    <number:currency-style style:name="N129">
      <style:text-properties fo:color="#ff0000"/>
      <number:text>-</number:text>
      <number:currency-symbol>$</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4">00/00/0000</text:date>, <text:time style:data-style-name="N2" text:time-value="23:52:11.05099480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5-14T23:52:31.818748234</dc:date>
    <meta:editing-duration>PT4H56M37S</meta:editing-duration>
    <meta:editing-cycles>58</meta:editing-cycles>
    <meta:generator>LibreOffice/25.2.2.2$Linux_X86_64 LibreOffice_project/520$Build-2</meta:generator>
    <dc:creator>Yudong Sun</dc:creator>
    <meta:document-statistic meta:table-count="1" meta:cell-count="108" meta:object-count="0"/>
  </office:meta>
</office:document-meta>
</file>